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6d11"/>
    </style:style>
    <style:style style:name="P2" style:family="paragraph" style:parent-style-name="Standard">
      <style:text-properties officeooo:paragraph-rsid="001cb752"/>
    </style:style>
    <style:style style:name="T1" style:family="text">
      <style:text-properties officeooo:rsid="00193140"/>
    </style:style>
    <style:style style:name="T2" style:family="text">
      <style:text-properties officeooo:rsid="001a6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14 </text:span><text:span text:style-name="T2">Assignment</text:span></text:p>
      <text:p text:style-name="P1"><text:span text:style-name="T1">May 5</text:span>, 2025</text:p>
      <text:p text:style-name="P1"/>
      <text:p text:style-name="P1">Part 1:</text:p>
      <text:p text:style-name="P1">Supply Chain Risk Management (SCRM) is a tremendous cybersecurity concern for not only IT</text:p>
      <text:p text:style-name="P1">traditional networks, but for ICS/OT networks and systems as well. Understanding the scope of</text:p>
      <text:p text:style-name="P1">the Supply Chain Threat is critical.</text:p>
      <text:p text:style-name="P1"/>
      <text:p text:style-name="P1">1.) Describe what supply chain security encompasses and the associated priorities?</text:p>
      <text:p text:style-name="P1"/>
      <text:p text:style-name="P1">2.) Explain what are some of the obstacles to achieve supply chain security?</text:p>
      <text:p text:style-name="P1"/>
      <text:p text:style-name="P1">3.) How do Original Equipment Manufacturers (OEM)/Vendors expose consumers and</text:p>
      <text:p text:style-name="P1">industrial sectors to risks and potential exploits?</text:p>
      <text:p text:style-name="P2"/>
      <text:p text:style-name="P2">4.) What are four (4) potential supply chain risk management techniques to employ? How would you deploy them?</text:p>
      <text:p text:style-name="P1"/>
      <text:p text:style-name="P1">Part 2:</text:p>
      <text:p text:style-name="P1">There are several ICS/OT common protocols used today. Pick four (4) from the following list</text:p>
      <text:p text:style-name="P1">of protocols: Common Industrial Protocol (CIP), MODBUS, Distributed Network Protocol 3</text:p>
      <text:p text:style-name="P1">(DNP3), Profibus (PROcess Field BUS), Profinet (PROcess Field NETwork), Open Platform</text:p>
      <text:p text:style-name="P1">Communication (OPC), Highway Addressable Remote Transducer (HART), Inter-control Center</text:p>
      <text:p text:style-name="P1">Communication Protocol (ICCP), and Building Automation and Control Network (BACnet) and</text:p>
      <text:p text:style-name="P1">do the following; Research each protocol and tell me a bit about it, things like: what are the</text:p>
      <text:p text:style-name="P1">transmission modes, what are some of the message framing and checking methods used, what</text:p>
      <text:p text:style-name="P1">are the data and control functions, roles/purposes, implementations/architectures for using</text:p>
      <text:p text:style-name="P1">them, possible standards, classifications, strengths/weaknesses, and more. Go into a fair bit of</text:p>
      <text:p text:style-name="P1">detail, more than what appears from the first Google search or document researched. 3-4</text:p>
      <text:p text:style-name="P1">paragraphs for each is good.</text:p>
      <text:p text:style-name="P1"/>
      <text:p text:style-name="P1">Part 3:</text:p>
      <text:p text:style-name="P1">Discuss three (3) ICS/OT cybersecurity concerns with the various OT proprietary and open</text:p>
      <text:p text:style-name="P1">protocols used? Support your reasoning/answ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6:36:57.339618000</meta:creation-date>
    <dc:date>2025-05-06T16:38:24.806764000</dc:date>
    <meta:editing-duration>PT1M26S</meta:editing-duration>
    <meta:editing-cycles>4</meta:editing-cycles>
    <meta:generator>LibreOffice/25.2.0.3$MacOSX_AARCH64 LibreOffice_project/e1cf4a87eb02d755bce1a01209907ea5ddc8f069</meta:generator>
    <meta:document-statistic meta:table-count="0" meta:image-count="0" meta:object-count="0" meta:page-count="1" meta:paragraph-count="28" meta:word-count="260" meta:character-count="1775" meta:non-whitespace-character-count="1543"/>
  </office:meta>
</office:document-meta>
</file>